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ucida Console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color="#ff99cc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background-color="#ff99cc"/>
    </style:style>
    <style:style style:name="T30" style:family="text">
      <style:text-properties fo:background-color="#cc9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2"><text:span text:style-name="T11"/></text:p>
      <text:p text:style-name="P7">30 13 2B 13 28 13 26 13 1B 63 13 08 13 5B 63 13 08 13 1B 69 13 0A 13 3B 69 13 0A 13 1B 69 13 0D 13 5B 63 13 08 13 7B 6A 13 0D 2E 13 1B 68 13 08 13 1B 68 13 08 13 2B 13 29 13 27 13 26 13 1B 40</text:p>
      <text:p text:style-name="P7">14 08 13 26 13 26 13 5B 4A 14 08 13 26 2A 13 28 13 27 13 26 13 26 13 26 13 26 13 5B 72 14 08 13 26 2E 13 2B 13 29 13 27 13 26 13 26 13 26 13 5B 5E 15 08 13 26 2A 13 28 13 27 13 26 13 26 13 26</text:p>
      <text:p text:style-name="P7">13 26 13 5B 4A 16 08 13 26 2E 13 02 13 02 13 02 13 02 13 1B 68 16 08 13 02 13 02 13 5B 72 16 08 13 1B 76 16 0B 13 3C 46 11 0B 13 5B 72 16 08 13 5C 46 11 0D 00 03 61 13 1C 46 11 0E 13 1C 45 11</text:p>
      <text:p text:style-name="P7">08 <text:span text:style-name="T26">01 03</text:span> <text:span text:style-name="T15">13 5C 4A 11 08</text:span> <text:span text:style-name="T26">01 03</text:span> <text:span text:style-name="T15">13 1C 4F 11 08</text:span> <text:span text:style-name="T15">13 5C 4F 11 08</text:span> <text:span text:style-name="T30">13 7C 54 11 0D</text:span> <text:span text:style-name="T16">36</text:span> <text:span text:style-name="T29">E2 11 13 1C 56 11 0F</text:span> <text:span text:style-name="T15">13 1C 54 11 08</text:span> <text:span text:style-name="T23">01</text:span> 00 00 00 00 00 00 00 00 00 00 00 00 00 00 00 00 00 00 00 00 00 00 00 00 00<text:tab/><text:tab/><text:tab/><text:tab/><text:tab/><text:tab/><text:tab/><text:tab/><text:tab/><text:tab/><text:tab/> <text:span text:style-name="T16">na pompie BG=108 o 17:20</text:span> <text:s/><text:span text:style-name="T15">tu jest 17:20</text:span></text:p>
      <text:p text:style-name="P7"><text:tab/><text:tab/><text:tab/><text:tab/><text:tab/><text:tab/><text:tab/><text:tab/><text:tab/><text:tab/><text:tab/><text:tab/><text:tab/><text:tab/><text:tab/><text:tab/><text:tab/><text:span text:style-name="T16">na pilocie BG=108 o 17:22</text:span> </text:p>
      <text:p text:style-name="P7"><text:tab/><text:tab/><text:tab/><text:tab/><text:tab/><text:tab/><text:tab/><text:tab/><text:tab/><text:tab/><text:tab/><text:tab/><text:tab/><text:tab/><text:tab/><text:span text:style-name="T17">współczynnik kalibracji zapisal się o 17:22</text:span></text:p>
      <text:p text:style-name="P7"/>
      <text:p text:style-name="P7"/>
      <text:p text:style-name="P7">30 13 2B 13 28 13 26 13 1B 63 13 08 13 5B 63 13 08 13 1B 69 13 0A 13 3B 69 13 0A 13 1B 69 13 0D 13 5B 63 13 08 13 7B 6A 13 0D 2E 13 1B 68 13 08 13 1B 68 13 08 13 2B 13 29 13 27 13 26 13 1B 40</text:p>
      <text:p text:style-name="P7">14 08 13 26 13 26 13 5B 4A 14 08 13 26 2A 13 28 13 27 13 26 13 26 13 26 13 26 13 5B 72 14 08 13 26 2E 13 2B 13 29 13 27 13 26 13 26 13 26 13 5B 5E 15 08 13 26 2A 13 28 13 27 13 26 13 26 13 26</text:p>
      <text:p text:style-name="P7">13 26 13 5B 4A 16 08 13 26 2E 13 02 13 02 13 02 13 02 13 1B 68 16 08 13 02 13 02 13 5B 72 16 08 13 1B 76 16 0B 13 3C 46 11 0B 13 5B 72 16 08 13 5C 46 11 0D 00 03 61 13 1C 46 11 0E 13 1C 45 11</text:p>
      <text:p text:style-name="P7">08 <text:span text:style-name="T26">01 03</text:span> <text:span text:style-name="T15">13 5C 4A 11 08</text:span> <text:span text:style-name="T26">01 03</text:span> <text:span text:style-name="T15">13 1C 4F 11 08</text:span> <text:span text:style-name="T15">13 5C 4F 11 08</text:span> <text:span text:style-name="T30">13 7C 54 11 0D</text:span> <text:span text:style-name="T16">36</text:span> <text:span text:style-name="T29">E2 11 13 1C 56 11 0F</text:span> <text:span text:style-name="T15">13 1C 54 11 08</text:span> <text:span text:style-name="T16">3C</text:span> <text:span text:style-name="T15">13 1C 59 11 08</text:span> <text:span text:style-name="T23">01</text:span> 00 00 00 00 00 00 00 00 00 00 00 00 00 00 00 00 00 00 00</text:p>
      <text:p text:style-name="P7"/>
      <text:p text:style-name="P8">Włączenie nowego sensora wstawiło 0x0D</text:p>
      <text:p text:style-name="P8">Wyłączenie nowego sensora wstawiło 0x0B</text:p>
      <text:p text:style-name="P8"/>
      <text:p text:style-name="P8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39M7S</meta:editing-duration>
    <meta:editing-cycles>34</meta:editing-cycles>
    <meta:generator>OpenOffice/4.1.5$Win32 OpenOffice.org_project/415m1$Build-9789</meta:generator>
    <dc:date>2019-01-28T18:33:53.17</dc:date>
    <dc:creator>Sławomir Malinowski</dc:creator>
    <meta:document-statistic meta:table-count="4" meta:image-count="0" meta:object-count="0" meta:page-count="1" meta:paragraph-count="62" meta:word-count="1108" meta:character-count="6051"/>
    <meta:user-defined meta:name="Info 1"/>
    <meta:user-defined meta:name="Info 2"/>
    <meta:user-defined meta:name="Info 3"/>
    <meta:user-defined meta:name="Info 4"/>
  </office:meta>
</office:document-meta>
</file>